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8cm" svg:height="2cm" svg:x="2.926cm" svg:y="12cm">
          <text:p text:style-name="P1">Cur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8cm" svg:height="2cm" svg:x="7.726cm" svg:y="12cm">
          <text:p text:style-name="P1">Stre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9.626cm" svg:height="4.294cm" svg:x="2.9cm" svg:y="14cm">
          <text:p text:style-name="P1">BoomstrarterGif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cm" svg:height="5.1cm" svg:x="2.926cm" svg:y="2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cm" svg:height="4cm" svg:x="2.926cm" svg:y="6.2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1.2cm" svg:x="7.026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4cm" svg:height="1.2cm" svg:x="7.026cm" svg:y="18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9.6cm" svg:height="4cm" svg:x="2.9cm" svg:y="2.2cm">
          <text:p text:style-name="P1">Boomstarter</text:p>
          <draw:enhanced-geometry svg:viewBox="0 0 21600 21600" draw:type="rectangle" draw:enhanced-path="M 0 0 L 21600 0 21600 21600 0 21600 0 0 Z N"/>
        </draw:custom-shape>
        <draw:frame draw:style-name="gr6" draw:layer="layout" svg:width="2.161cm" svg:height="0.962cm" svg:x="8.7cm" svg:y="10.6cm">
          <draw:text-box>
            <text:p>HTTP</text:p>
          </draw:text-box>
        </draw:frame>
        <draw:frame draw:style-name="gr6" draw:layer="layout" svg:width="1.806cm" svg:height="0.962cm" svg:x="8.739cm" svg:y="18.838cm">
          <draw:text-box>
            <text:p>PHP</text:p>
          </draw:text-box>
        </draw:frame>
        <draw:frame draw:style-name="gr7" draw:text-style-name="P1" draw:layer="layout" svg:width="5.476cm" svg:height="1.673cm" svg:x="13.924cm" svg:y="14.6cm">
          <draw:text-box>
            <text:p text:style-name="P1">BoomstrarterGifts</text:p>
            <text:p text:style-name="P1">library</text:p>
          </draw:text-box>
        </draw:frame>
        <draw:custom-shape draw:style-name="gr8" draw:text-style-name="P1" draw:layer="layout" svg:width="0.9cm" svg:height="6.3cm" svg:x="12.9cm" svg:y="12cm">
          <text:p/>
          <draw:enhanced-geometry svg:viewBox="0 0 21600 21600" draw:glue-points="0 0 0 21600 21600 10800" draw:text-areas="0 ?f9 7800 ?f10" draw:type="right-brace" draw:modifiers="1800 10668.02094905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tal </meta:initial-creator>
    <meta:creation-date>2014-01-14T12:48:17.022309268</meta:creation-date>
    <dc:date>2014-01-14T13:06:29.093922963</dc:date>
    <dc:creator>vital </dc:creator>
    <meta:editing-duration>PT8M43S</meta:editing-duration>
    <meta:editing-cycles>18</meta:editing-cycles>
    <meta:generator>LibreOffice/4.1.3.2$Linux_x86 LibreOffice_project/410m0$Build-2</meta:generator>
    <meta:document-statistic meta:object-count="12"/>
  </office:meta>
</office:document-meta>
</file>